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var text-font" svg:font-family="'var text-font'"/>
  </office:font-face-decls>
  <office:automatic-styles>
    <style:style style:name="T1" style:family="text">
      <style:text-properties style:font-name="var text-fo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Si deseas representar una </text:span><text:a xlink:type="simple" xlink:href="https://encuentra.com/el_calendario_liturgico/que_es_una_pastorela_14107/#:~:text=Las%20pastorelas%20son%20pequeñas%20obras,primera%20pastorela%20compuesta%20en%20México." text:style-name="Internet_20_link" text:visited-style-name="Visited_20_Internet_20_Link"><text:span text:style-name="Strong_20_Emphasis"><text:span text:style-name="T1">pastorela</text:span></text:span></text:a><text:span text:style-name="Strong_20_Emphasis"><text:span text:style-name="T1">,</text:span></text:span><text:span text:style-name="T1"> este guión te servirá para hacer tu propia obra o para montar este ejemplo</text:span></text:p>
      <text:p text:style-name="Text_20_body"><text:span text:style-name="Strong_20_Emphasis">PRIMER CUADRO</text:span></text:p>
      <text:p text:style-name="Text_20_body"><text:span text:style-name="Strong_20_Emphasis">Narrador:</text:span> En tiempos de Herodes, envió Dios al angel Gabriel a Nazareth, a visitar a una virgen desposada con un varón de la Casa de David, llamado José. El nombre de la Virgen era María, y el Arcángel la saludo diciendo:</text:p>
      <text:p text:style-name="Text_20_body"><text:span text:style-name="Strong_20_Emphasis">Arcángel:</text:span> Dios te salve María. Llena eres de gracia. ( María observa asombrada). El Señor es contigo. Bendita tú eres entre todas las mujeres. Oh, María, no temas, porque has hallado gracia a los ojos de Dios. Sábete que has de concebir en tu seno, y darás a luz a un hijo, a quien pondrás por nombre Jesús. Este será grande, y será llamado hijo del Altísimo, al cual el Señor Dios dará el trono de David, y reinará en la casa de Jacob eternamente y su reino no tendrá fin.</text:p>
      <text:p text:style-name="Text_20_body"><text:span text:style-name="Strong_20_Emphasis">María:</text:span> ¿Y cómo ha de ser eso? Pues yo no conozco varón alguno (acercándose)</text:p>
      <text:p text:style-name="Text_20_body"><text:span text:style-name="Strong_20_Emphasis">Arcángel:</text:span> El Espíritu Santo descenderá sobre ti y la virtud del Altísimo te cubrirá con su sombra, por eso el fruto santo que de ti nacerá será llamado Hijo de Dios. Ahí tienes a tu prima Isabel, que en su vejez ha concebido también un hijo, porque para Dios no hay nada imposible.</text:p>
      <text:p text:style-name="Text_20_body"><text:span text:style-name="Strong_20_Emphasis">María:</text:span> (arrodillándose) He aquí la esclava del Señor, hágase en mí según tu palabra.</text:p>
      <text:p text:style-name="Text_20_body"><text:span text:style-name="Strong_20_Emphasis">SEGUNDO CUADRO</text:span></text:p>
      <text:p text:style-name="Text_20_body"><text:span text:style-name="Strong_20_Emphasis">Narrador:</text:span> Por aquellos días, partió María a una ciudad de Judá y entrando en la casa de Zacarías, saludó a su prima Isabel.</text:p>
      <text:p text:style-name="Text_20_body"><text:span text:style-name="Strong_20_Emphasis">María:</text:span> (Aparece Santa Isabel sentada, se levanta al oir entrar a la virgen María) Dios te salve, Isabel.</text:p>
      <text:p text:style-name="Text_20_body"><text:span text:style-name="Strong_20_Emphasis">Isabel:</text:span> Bendita tú entre todas las mujeres y bendito es el fruto de tu vientre. Y ¿de dónde a mí tanto bien, que venga la Madre de mi Señor a visitarme? Bienaventurada tú que creíste que se cumplirían las cosas que te han dicho de parte del Señor.</text:p>
      <text:p text:style-name="Text_20_body"><text:span text:style-name="Strong_20_Emphasis">María:</text:span> Mi alma glorifica al Señor, y mi espíritu se alegra en Dios, mi Salvador, porque se ha dignado mirar a su humilde esclava.</text:p>
      <text:p text:style-name="Text_20_body"><text:span text:style-name="Strong_20_Emphasis">Narrador:</text:span> Por aquellos días en que iba a nacer Jesús, el gobierno dio una orden de registrarse, es decir, empadronarse en el lugar de origen de su tribu. María y José, en cumplimiento de las órdenes, salieron de viaje hacia Belén, ciudad de Davidde donde era la familia de José. Narra el Evangelio que en los contornos de Belén estaban velando unos pastores haciendo centinela de noche junto a su rebaño.</text:p>
      <text:p text:style-name="Text_20_body"><text:span text:style-name="Strong_20_Emphasis">TERCER CUADRO</text:span></text:p>
      <text:p text:style-name="Text_20_body"><text:span text:style-name="Strong_20_Emphasis">Narrador:</text:span> En esa noche maravillosa en la que vamos a situarnos, viajando con el pensamiento hasta Judea.</text:p>
      <text:p text:style-name="Text_20_body"><text:span text:style-name="Strong_20_Emphasis">Pastor 1:</text:span> ¡Qué claras se ven las estrellas esta noche!</text:p>
      <text:p text:style-name="Text_20_body"><text:span text:style-name="Strong_20_Emphasis">Pastor 2:</text:span> Tienes razón, siento que esta noche no es como todas, tiempo después de meterse el sol, el campo aún estaba iluminado como si fuese de día.</text:p>
      <text:p text:style-name="Text_20_body"><text:span text:style-name="Strong_20_Emphasis">Pastores:</text:span> ¡Es cierto, es cierto!</text:p>
      <text:p text:style-name="Text_20_body"><text:soft-page-break/><text:span text:style-name="Strong_20_Emphasis">Nestor:</text:span> ¡Qué cierto, ni que nada! Ustedes están siempre viendo visiones. Yo lo único raro que he visto es que a mi bota se le acabó el vino desde antes del mediodía, y no se quién habrá sido.</text:p>
      <text:p text:style-name="Text_20_body"><text:span text:style-name="Strong_20_Emphasis">Pastor 1:</text:span> Ya empiezas con tus reclamaciones infundadas.</text:p>
      <text:p text:style-name="Text_20_body"><text:span text:style-name="Strong_20_Emphasis">Nestor:</text:span> ¡Sí, ya sé! Fuiste tú, Antonio.</text:p>
      <text:p text:style-name="Text_20_body"><text:span text:style-name="Strong_20_Emphasis">Pastor 1:</text:span> Yo no he tocado tu vino, y no vengas a levantarme falsos.</text:p>
      <text:p text:style-name="Text_20_body"><text:span text:style-name="Strong_20_Emphasis">Nestor:</text:span> Tú me devuelves mi vino.</text:p>
      <text:p text:style-name="Text_20_body"><text:span text:style-name="Strong_20_Emphasis">Pastor 1</text:span>: Cállate, yo te vi robar el borrego de Juan y luego esconderte.</text:p>
      <text:p text:style-name="Text_20_body"><text:span text:style-name="Strong_20_Emphasis">Nestor:</text:span> Eso no es cierto.</text:p>
      <text:p text:style-name="Text_20_body"><text:span text:style-name="Strong_20_Emphasis">Pastor 2:</text:span> A callar ¿es que no pueden estar juntos sin dejar de pelear?</text:p>
      <text:p text:style-name="Text_20_body"><text:span text:style-name="Strong_20_Emphasis">Pastor 1:</text:span> Es cierto lo que digo. Esta noche tiene algo especial, yo creo que se acerca el cumplimiento de las profecías.</text:p>
      <text:p text:style-name="Text_20_body"><text:span text:style-name="Strong_20_Emphasis">Pastores:</text:span> ¿Qué dicen las profecías?</text:p>
      <text:p text:style-name="Text_20_body"><text:span text:style-name="Strong_20_Emphasis">Pastor 2:</text:span> Que nacerá el Redentor.</text:p>
      <text:p text:style-name="Text_20_body"><text:span text:style-name="Strong_20_Emphasis">Pastora 1:</text:span> Que ha de venir el Pastor a su pueblo.</text:p>
      <text:p text:style-name="Text_20_body"><text:span text:style-name="Strong_20_Emphasis">Pastora 2:</text:span> ¿Cómo será el Mesías?</text:p>
      <text:p text:style-name="Text_20_body"><text:span text:style-name="Strong_20_Emphasis">Pastora 3:</text:span> Un guerrero fuerte y valeroso. ¿Sino,cómo podría salvar a nuestro pueblo?</text:p>
      <text:p text:style-name="Text_20_body"><text:span text:style-name="Strong_20_Emphasis">Pastora 1:</text:span> Será un rey que domine a los extranjeros.</text:p>
      <text:p text:style-name="Text_20_body"><text:span text:style-name="Strong_20_Emphasis">Pastor 2:</text:span> Están equivocados, será más que un guerrero, más que un rey.</text:p>
      <text:p text:style-name="Text_20_body"><text:span text:style-name="Strong_20_Emphasis">Nestor:</text:span> Sigan soñando, crédulos. ¿Cómo puede un judío ser más grande que el César? Están locos.</text:p>
      <text:p text:style-name="Text_20_body"><text:span text:style-name="Strong_20_Emphasis">Pastor 1:</text:span> Tú eres un descreído. Eres irritable.</text:p>
      <text:p text:style-name="Text_20_body"><text:span text:style-name="Strong_20_Emphasis">Pastora 3:</text:span> Que Gil nos cuente algo de las profecías.</text:p>
      <text:p text:style-name="Text_20_body"><text:span text:style-name="Strong_20_Emphasis">Gil:</text:span> Bien, todos saben que nuestros padres y los padres de nuestros padres, desde todos los tiempos han esperado que vendrá un Mesías. Los profetas hablaron de El, diciendo que será la esperanza de las naciones. El Profeta Isaías dijo que nacerá de una virgen, y se llamará Emmanuel, que quiere decir, «Dios entre nosotros».</text:p>
      <text:p text:style-name="Text_20_body"><text:span text:style-name="Strong_20_Emphasis">Pastores:</text:span> ¿Dios entre nosotros?</text:p>
      <text:p text:style-name="Text_20_body"><text:span text:style-name="Strong_20_Emphasis">Antonio:</text:span> El profeta Malaquías dijo que los reyes vendrán a tributarle honores y presentes a su cuna.</text:p>
      <text:p text:style-name="Text_20_body"><text:span text:style-name="Strong_20_Emphasis">Pastora 1:</text:span> Sí los reyes le tributarán honores, será más que un rey.</text:p>
      <text:p text:style-name="Text_20_body"><text:span text:style-name="Strong_20_Emphasis">Gil:</text:span> El Profeta Jeremías anunció lo que en ese tiempo sucederá: que verán los ciegos, oirán los sordos, andarán los cojos, y hablarán los mudos.</text:p>
      <text:p text:style-name="Text_20_body"><text:span text:style-name="Strong_20_Emphasis">Antonio:</text:span> Y Zacarías nos dijo que el Mesías será llamado el Príncipe de la Paz.</text:p>
      <text:p text:style-name="Text_20_body"><text:span text:style-name="Strong_20_Emphasis">Sara:</text:span> Bueno, a todo esto, ¿dónde nacerá el Redentor?</text:p>
      <text:p text:style-name="Text_20_body"><text:span text:style-name="Strong_20_Emphasis">Gil:</text:span> Oigan lo que dijo Malaquías: «Y tu Belén, no eres la menor de las ciudades de Judá, puesto que de ti ha de salir el que ha de gobernar a mi pueblo».</text:p>
      <text:p text:style-name="Text_20_body"><text:soft-page-break/><text:span text:style-name="Strong_20_Emphasis">Todos:</text:span> En Belén</text:p>
      <text:p text:style-name="Text_20_body"><text:span text:style-name="Strong_20_Emphasis">Sara:</text:span> Aquí mismo.</text:p>
      <text:p text:style-name="Text_20_body"><text:span text:style-name="Strong_20_Emphasis">Luisa:</text:span> ¡Qué maravilla! La verdad del Señor se nos ha revelado por medio de sus profetas, ahora entendemos claro.</text:p>
      <text:p text:style-name="Text_20_body"><text:span text:style-name="Strong_20_Emphasis">Nestor:</text:span> Como cuento está muy bien; pero todos los profetas han esperado al Mesías, y se han muerto sin verlo. Yo creo que nunca va a venir.</text:p>
      <text:p text:style-name="Text_20_body"><text:span text:style-name="Strong_20_Emphasis">Antonio:</text:span> Tú no crees en nada. ¿no te escandalizas de tu conducta?</text:p>
      <text:p text:style-name="Text_20_body"><text:span text:style-name="Strong_20_Emphasis">Néstor:</text:span> Escandalizarme, ¿yo? No seas bobo, yo no escandalizo con nada…lo oyes, con nada…</text:p>
      <text:p text:style-name="Text_20_body"><text:span text:style-name="Strong_20_Emphasis">Bernarda:</text:span> ¿Cuándo vendrá el Mesías?</text:p>
      <text:p text:style-name="Text_20_body"><text:span text:style-name="Strong_20_Emphasis">Gil:</text:span> Hay un modo de saberlo. El Angel Gabriel se le apareció un día al Profeta Daniel y le dijo que esto sucedería setenta semanas de años después de reconstruir Jerusalén.</text:p>
      <text:p text:style-name="Text_20_body"><text:span text:style-name="Strong_20_Emphasis">Pastores:</text:span> ¡Setenta semanas!</text:p>
      <text:p text:style-name="Text_20_body"><text:span text:style-name="Strong_20_Emphasis">Luisa:</text:span> Pues entonces ya es tiempo de que venga, el tiempo se ha cumplido, y si las profecías son ciertas, hay que esperarlo en estos días.</text:p>
      <text:p text:style-name="Text_20_body">(Se oyen mugidos, mm…mmm…mmm…Se levantan Luisa, Bernarda y Antonio).</text:p>
      <text:p text:style-name="Text_20_body"><text:span text:style-name="Strong_20_Emphasis">Bernarda:</text:span> El ganado se está dispersando.</text:p>
      <text:p text:style-name="Text_20_body"><text:span text:style-name="Strong_20_Emphasis">Antonio:</text:span> Vamos a recogerlo (se van todos, Néstor no quiere).</text:p>
      <text:p text:style-name="Text_20_body"><text:span text:style-name="Strong_20_Emphasis">Antonio:</text:span> Vamos Néstor, no te quedes ahí.</text:p>
      <text:p text:style-name="Text_20_body"><text:span text:style-name="Strong_20_Emphasis">Néstor:</text:span> Yo estoy muy bien aquí. Vayan ustedes. Qué cómodo es descansar, no preocuparse por nada. Tener tranquilidad…calma…(El diablo se le aparece por atrás. Suspenso…se asusta Néstor).</text:p>
      <text:p text:style-name="Text_20_body"><text:span text:style-name="Strong_20_Emphasis">Satanás:</text:span> No te asustes, no te asustes, ¿Qué daño te puedo causar?… y menos a ti. Los demás se fueron, tú si que sabes tomarle sabor a la vida.</text:p>
      <text:p text:style-name="Text_20_body"><text:span text:style-name="Strong_20_Emphasis">Néstor:</text:span> Sí, sí, pero no te acerques tanto.</text:p>
      <text:p text:style-name="Text_20_body"><text:span text:style-name="Strong_20_Emphasis">Satanás:</text:span> Los demás trabajan, tú no tienes que hacerlo, puesto que descansas. Los otros sufren, tú sabes gozar. Oye, tus compañeros creen una serie de patrañas que no son más que mentiras de viejas. Sí de viejas, Tú mi buen amigo, sí que tienes sentido práctico.</text:p>
      <text:p text:style-name="Text_20_body"><text:span text:style-name="Strong_20_Emphasis">Néstor:</text:span> Eso me han dicho, que soy vivillo desde chiquillo.</text:p>
      <text:p text:style-name="Text_20_body"><text:span text:style-name="Strong_20_Emphasis">Satanás:</text:span> ¿Vivillo? (aparte) Muy pronto vas a ser muertillo. (pausa) ¿Qué es eso de noche estrellada y prodigiosa? El Mesías que viene…(se retuerce). Ja, ja, ja…No crees en eso, ¿verdad?</text:p>
      <text:p text:style-name="Text_20_body"><text:span text:style-name="Strong_20_Emphasis">Néstor:</text:span> Claro que no. Ciertamente ellos son un poco tontos, pero buenos compañeros.</text:p>
      <text:p text:style-name="Text_20_body"><text:span text:style-name="Strong_20_Emphasis">Satanás:</text:span> Y a propósito, ¿cómo te llamas, camarada?</text:p>
      <text:p text:style-name="Text_20_body"><text:span text:style-name="Strong_20_Emphasis">Néstor:</text:span> Me llamo Néstor, y tú ¿quién eres?</text:p>
      <text:p text:style-name="Text_20_body"><text:span text:style-name="Strong_20_Emphasis">Satanás:</text:span> No has de creer que soy el diablo?</text:p>
      <text:p text:style-name="Text_20_body"><text:span text:style-name="Strong_20_Emphasis">Néstor:</text:span> Ja, ja, ja, y aunque lo fueras.</text:p>
      <text:p text:style-name="Text_20_body"><text:span text:style-name="Strong_20_Emphasis">Satanás:</text:span> Pues..sí lo soy, mira mis cuernos.</text:p>
      <text:p text:style-name="Text_20_body"><text:soft-page-break/><text:span text:style-name="Strong_20_Emphasis">Néstor:</text:span> Pues eso no es exclusivo del diablo. También algunos animales tienen cuernos.</text:p>
      <text:p text:style-name="Text_20_body"><text:span text:style-name="Strong_20_Emphasis">Satanás:</text:span> Mira mi cola, mira mi cara, ¿no te asusta?</text:p>
      <text:p text:style-name="Text_20_body"><text:span text:style-name="Strong_20_Emphasis">Néstor:</text:span> ¿Asustarme?Me das risa. Mira, a lo más, eres un pobre diablo.</text:p>
      <text:p text:style-name="Text_20_body"><text:span text:style-name="Strong_20_Emphasis">Satanás(furioso):</text:span> Un pobre diablo. Maldito pastor horrendo. ¿Ah sí? (lo persigue dándole de coletazos)</text:p>
      <text:p text:style-name="Text_20_body"><text:span text:style-name="Strong_20_Emphasis">Néstor:</text:span> (grita de dolor y se retuerce) Ay, quemas como demonio.</text:p>
      <text:p text:style-name="Text_20_body"><text:span text:style-name="Strong_20_Emphasis">Satanás:</text:span> Bueno, hagamos las paces definitivamente y un pacto también. Tú eres más listo que tus compañeros, eres joven y debes disfrutar la vida, yo te daré dinero a manos llenas si me haces un favor.</text:p>
      <text:p text:style-name="Text_20_body"><text:span text:style-name="Strong_20_Emphasis">Néstor:</text:span> ¿Y cuál es ese favor?</text:p>
      <text:p text:style-name="Text_20_body"><text:span text:style-name="Strong_20_Emphasis">Satanás:</text:span> Oh, es muy fácil. Sólo tienes que convencer a tus compañeros de que todas esas mentiras del Salvador son eso, puras mentiras (le enseña una bolsa de dinero).</text:p>
      <text:p text:style-name="Text_20_body"><text:span text:style-name="Strong_20_Emphasis">Néstor:</text:span> (recibiendo la bolsa) Vaya, vaya! Eso no es ningún problema. No es tan feo el diablo como lo pintan.</text:p>
      <text:p text:style-name="Text_20_body"><text:span text:style-name="Strong_20_Emphasis">Satanás:</text:span> Bien..amigos!..Hasta la muerte! (sale)</text:p>
      <text:p text:style-name="Text_20_body"><text:span text:style-name="Strong_20_Emphasis">Néstor:</text:span> Hasta la muerte…dinero, mucho dinero! Todo lo que voy a hacer con este dinero (levantando la bolsa) (Entra antonio y Nestor trata de esconder la bolsa) (Entran todos los demás pastores).</text:p>
      <text:p text:style-name="Text_20_body"><text:span text:style-name="Strong_20_Emphasis">Antonio:</text:span> Néstor, por qué eres así de grosero con nosotros? Por qué eres tan envidioso, tan rebelde? Por qué no quieres la paz?</text:p>
      <text:p text:style-name="Text_20_body"><text:span text:style-name="Strong_20_Emphasis">Néstor:</text:span> ¿Por qué? Porque ustedes hacen el centro de su vida a lo religioso, a lo incomprensible.</text:p>
      <text:p text:style-name="Text_20_body"><text:span text:style-name="Strong_20_Emphasis">Antonio:</text:span> Y eso, ¿Qué tiene de malo? Yo diría por el contraio, que eso es lo justo, lo cierto. En fin, no peleemos y sentémonos a disfrutar de esta maravillosa noche.</text:p>
      <text:p text:style-name="Text_20_body"><text:span text:style-name="Strong_20_Emphasis">CUARTO CUADRO</text:span></text:p>
      <text:p text:style-name="Text_20_body"><text:span text:style-name="Strong_20_Emphasis">Narrador:</text:span> Volvamos a José y María, que habían salido de viaje hacia Belén a registrarse. Como estaban bastante lejos llegaron de noche a Belén y a encontrar llenos todos los lugares de hospedaje, se vieron obligados a pedir posada de casa en casa.</text:p>
      <text:p text:style-name="Text_20_body"><text:span text:style-name="Strong_20_Emphasis">San José:</text:span> (dirigiéndose a los niños y caminando frente a ellos, cantando) En el nombre del cielo, os pido posada, pues no puede andar mi esposa amada.</text:p>
      <text:p text:style-name="Text_20_body"><text:span text:style-name="Strong_20_Emphasis">Niños:</text:span> Aquí no es mesón, sigan adelante, yo no puedo abrir, no sea algún tunante.</text:p>
      <text:p text:style-name="Text_20_body"><text:span text:style-name="Strong_20_Emphasis">San José:</text:span> No seas inhumano, tennos caridad, que el Dios de los Cielos, te lo premiará.</text:p>
      <text:p text:style-name="Text_20_body"><text:span text:style-name="Strong_20_Emphasis">Niños:</text:span> Ya se pueden ir y no molestar, porque si me enfado , los voy a apalear,</text:p>
      <text:p text:style-name="Text_20_body"><text:span text:style-name="Strong_20_Emphasis">San José:</text:span> Venimos rendidos desde Nazareth, yo soy carpintero, de nombre José.</text:p>
      <text:p text:style-name="Text_20_body"><text:span text:style-name="Strong_20_Emphasis">Niños:</text:span> No me importa el nombre, déjenme dormir, pues que ya les digo, que no hemos de abrir.</text:p>
      <text:p text:style-name="Text_20_body"><text:span text:style-name="Strong_20_Emphasis">San José:</text:span> Posada te pide, amado casero, por sólo una noche, la Reina del Cielo.</text:p>
      <text:p text:style-name="Text_20_body"><text:soft-page-break/><text:span text:style-name="Strong_20_Emphasis">Niños:</text:span> Pues si es una reina quien lo solicita, ¿cómo es que de noche anda tan solita?</text:p>
      <text:p text:style-name="Text_20_body"><text:span text:style-name="Strong_20_Emphasis">San José:</text:span> Mi esposa es María, es Reina del Cielo, y madre va a ser del divino verbo</text:p>
      <text:p text:style-name="Text_20_body">(Todos se dirigen al pesebre cantando)</text:p>
      <text:p text:style-name="Text_20_body"><text:span text:style-name="Strong_20_Emphasis">Narrador:</text:span> Nadie quiere abrir ni dejarlos entrar en su casa, todos les dicen que no tienen lugar para ellos. Entonces, María y José, tristes, cansados y con frío, reciben posada en una pequeña cueva. Ahí, antes de salir el sol, en la oscuridad y silencio de la noche, El Niño Jesús nace de la Virgen María.</text:p>
      <text:p text:style-name="Text_20_body">Ella toma al Niño Jesús en sus brazos, con que alegría lo mira, lo besa por primera vez, le habla.</text:p>
      <text:p text:style-name="Text_20_body">Vamos todos a unirnos a este arrullo cantando.</text:p>
      <text:p text:style-name="Text_20_body"><text:span text:style-name="Strong_20_Emphasis">Narrador:</text:span> Volvamos ahora con los pastores que ciudan sus rebaños, algunos están durmiendo muy cansados. Como Dios ama intensamente a los pobres, quiere que sean ellos los primeros en conocerlo. Y de pronto, un ángel del Señor aparece junto a ellos para darles la Buena Nueva.</text:p>
      <text:p text:style-name="Text_20_body"><text:span text:style-name="Strong_20_Emphasis">Pastores:</text:span> ¡Un ángel, un ángel! Miren allá ¡qué hermosura!</text:p>
      <text:p text:style-name="Text_20_body"><text:span text:style-name="Strong_20_Emphasis">Pastora:</text:span> ¡Qué lindo, lleno de luz!</text:p>
      <text:p text:style-name="Text_20_body"><text:span text:style-name="Strong_20_Emphasis">Pastora:</text:span> ¡Qué maravilla!</text:p>
      <text:p text:style-name="Text_20_body"><text:span text:style-name="Strong_20_Emphasis">Angel:</text:span> «Gloria a Dios en las alturas y paz en la tierra a los hombres de buena voluntad». No tengan miedo, porque yo vengo a anunciarles una buena nueva que será motivo de mucha alegría para todo el pueblo.</text:p>
      <text:p text:style-name="Text_20_body"><text:span text:style-name="Strong_20_Emphasis">Pastor:</text:span> Calma, no tengan miedo.</text:p>
      <text:p text:style-name="Text_20_body"><text:span text:style-name="Strong_20_Emphasis">Pastor:</text:span> Dice que no tenemos nada que temer.</text:p>
      <text:p text:style-name="Text_20_body"><text:span text:style-name="Strong_20_Emphasis">Pastor:</text:span> Y nos trae una nueva de grandísimo gozo</text:p>
      <text:p text:style-name="Text_20_body"><text:span text:style-name="Strong_20_Emphasis">Angel:</text:span> Que os ha nacido en la ciudad de David, el Salvador, el Cristo, el Señor nuestro.</text:p>
      <text:p text:style-name="Text_20_body"><text:span text:style-name="Strong_20_Emphasis">Pastor:</text:span> Oigan hermanos, que ha nacido el Salvador, el Mesías, el Esperado. Angel del Señor, danos una señal para conocerlo.</text:p>
      <text:p text:style-name="Text_20_body"><text:span text:style-name="Strong_20_Emphasis">Angel:</text:span> Os servirá de señal que hallareís al niño envuelto en pañales y reclinado en un pesebre.</text:p>
      <text:p text:style-name="Text_20_body"><text:span text:style-name="Strong_20_Emphasis">Pastora:</text:span> La mano de Dios ha encendido la noche. La luz viene de muy alto.</text:p>
      <text:p text:style-name="Text_20_body"><text:span text:style-name="Strong_20_Emphasis">Pastor:</text:span> Es el Niño que ha encendido los luceros.</text:p>
      <text:p text:style-name="Text_20_body"><text:span text:style-name="Strong_20_Emphasis">Pastora:</text:span> Creo en el Salvador, creo en el Niño Jesús.</text:p>
      <text:p text:style-name="Text_20_body"><text:span text:style-name="Strong_20_Emphasis">Nestor:</text:span> Me arrepiento de haber sido descreído. Perdóname, Señor mío y Dios mío. Yo en mi ceguera e incredulidad me alejé de mis hermanos, yo que pequé contra el cielo y contra ti, yo que fui soberbio, te pido perdón.</text:p>
      <text:p text:style-name="Text_20_body"><text:span text:style-name="Strong_20_Emphasis">Pastor:</text:span> Esa estrella nos está indicando el camino a Belén.</text:p>
      <text:p text:style-name="Text_20_body"><text:span text:style-name="Strong_20_Emphasis">Pastor:</text:span> Es una estrella grande y luminosa, sigámosla.</text:p>
      <text:p text:style-name="Text_20_body"><text:span text:style-name="Strong_20_Emphasis">Pastora:</text:span> Camina la estrella, camina hacia Belén.</text:p>
      <text:p text:style-name="Text_20_body"><text:span text:style-name="Strong_20_Emphasis">Pastor:</text:span> Es verdad, pongámonos en marcha.</text:p>
      <text:p text:style-name="Text_20_body"><text:soft-page-break/><text:span text:style-name="Strong_20_Emphasis">Pastora:</text:span> Sí, yo quiero ver, yo quiero tocar, yo quiero cargar en mis brazos al niño Jesús.</text:p>
      <text:p text:style-name="Text_20_body"><text:span text:style-name="Strong_20_Emphasis">Pastor:</text:span> Es increíble, y sin embargo, ¡es cierto! Vamos a Belén, vamos a ver ese suceso prodigioso que nos ha anunciado el ángel.</text:p>
      <text:p text:style-name="Text_20_body"><text:span text:style-name="Strong_20_Emphasis">Nestor:</text:span> Y no volvamos a permitir la duda en nuestros corazones.</text:p>
      <text:p text:style-name="Text_20_body"><text:span text:style-name="Strong_20_Emphasis">Pastor:</text:span> ¡Es increíble!</text:p>
      <text:p text:style-name="Text_20_body"><text:span text:style-name="Strong_20_Emphasis">Pastor:</text:span> Vamos pastores, vamos.</text:p>
      <text:p text:style-name="Text_20_body"><text:span text:style-name="Strong_20_Emphasis">Canto</text:span></text:p>
      <text:p text:style-name="Text_20_body"><text:span text:style-name="Strong_20_Emphasis">Narrador:</text:span> Como el niño Jesús vino para todos los hombres, los ricos y los pobres, para los que saben mucho y para los que no saben nada, quiere que tres hombres sabios de pueblos lejanos, vengan a conocerlo. La estrella más grande les sirve de señal.</text:p>
      <text:p text:style-name="Text_20_body"><text:span text:style-name="Strong_20_Emphasis">Canto</text:span></text:p>
      <text:p text:style-name="Text_20_body">Narrador: Al llegar ahí los hombres sabios quedaron maravillados diciendo «Demos gracias a Dios, que ha querido venir a nacer, a vivir, y a morir entre nosotros (se arrodillan) Melchor, trae oro, pues que menos puede dar al rey del mundo; Gaspar trae incienso para alabar al rey de los cielos; Baltazar trae mirra, porque el Niño Dios también es hombre.</text:p>
      <text:p text:style-name="Text_20_body">Y ahí quedan la Virgen, San José y el Niño, rodeados de pastores y hombres sabios.</text:p>
      <text:p text:style-name="Text_20_body">Canto Fina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var text-font" svg:font-family="'var text-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09:27:45.195502716</meta:creation-date>
    <dc:date>2023-09-04T09:28:44.219197216</dc:date>
    <meta:editing-duration>PT59S</meta:editing-duration>
    <meta:editing-cycles>1</meta:editing-cycles>
    <meta:document-statistic meta:table-count="0" meta:image-count="0" meta:object-count="0" meta:page-count="6" meta:paragraph-count="130" meta:word-count="2275" meta:character-count="12699" meta:non-whitespace-character-count="10554"/>
    <meta:generator>LibreOffice/7.5.3.2$Linux_X86_64 LibreOffice_project/50$Build-2</meta:generator>
  </office:meta>
</office:document-meta>
</file>